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d4b23"/>
    </style:style>
    <style:style style:name="P3" style:family="paragraph" style:parent-style-name="Standard">
      <style:paragraph-properties fo:text-align="start" style:justify-single-word="false"/>
      <style:text-properties officeooo:paragraph-rsid="000d4b23"/>
    </style:style>
    <style:style style:name="P4" style:family="paragraph" style:parent-style-name="Standard">
      <style:paragraph-properties fo:text-align="center" style:justify-single-word="false"/>
      <style:text-properties officeooo:paragraph-rsid="000d4b23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num" office:value-type="float" office:value="9" style:data-style-name="N0">9</text:variable-set>: Special Projectiles</text:p>
      <text:p text:style-name="P4"/>
      <text:list xml:id="list818712888528296341" text:style-name="L1">
        <text:list-item>
          <text:p text:style-name="P2">You throw a rock at 15 m/s directly toward the horizon, while standing at the edge of a 20 meter tall cliff.</text:p>
          <text:list>
            <text:list-item>
              <text:p text:style-name="P2">How long does it take the rock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2665970093" text:continue-numbering="true" text:style-name="L1">
        <text:list-item>
          <text:list>
            <text:list-item>
              <text:p text:style-name="P2">How far does the rock land from the bottom of the cliff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2730075163" text:continue-numbering="true" text:style-name="L1">
        <text:list-item>
          <text:list>
            <text:list-item>
              <text:p text:style-name="P2">What is the speed that the rock hits the ground at?</text:p>
            </text:list-item>
          </text:list>
        </text:list-item>
      </text:list>
      <text:p text:style-name="P3"/>
      <text:p text:style-name="P3"/>
      <text:p text:style-name="P3"/>
      <text:list xml:id="list70812455816857" text:continue-numbering="true" text:style-name="L1">
        <text:list-item>
          <text:list>
            <text:list-item>
              <text:p text:style-name="P2">What is the angle of impact of the rock?</text:p>
            </text:list-item>
          </text:list>
        </text:list-item>
      </text:list>
      <text:p text:style-name="P3"/>
      <text:p text:style-name="P3"/>
      <text:p text:style-name="P3"/>
      <text:list xml:id="list70813364894785" text:continue-numbering="true" text:style-name="L1">
        <text:list-item>
          <text:p text:style-name="P2">A soldier is practicing at the shooting range. The target is 25 meters away. <text:s/>His rifle has a muzzle-speed of 100 m/s and it is perfectly level with the ground.</text:p>
          <text:list>
            <text:list-item>
              <text:p text:style-name="P2">How long does it take the bullet to hit the targ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4344682160" text:continue-numbering="true" text:style-name="L1">
        <text:list-item>
          <text:list>
            <text:list-item>
              <text:p text:style-name="P2">How far does the bullet drop during this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3104572785" text:continue-numbering="true" text:style-name="L1">
        <text:list-item>
          <text:p text:style-name="P2">A pitcher throws a fastball at 30 m/s toward home plate, perfectly horizontal. <text:s/>The ball leaves his hand 1.5 meters above the ground. <text:s/></text:p>
          <text:list>
            <text:list-item>
              <text:p text:style-name="P2">How far does the ball g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3833254172" text:continue-numbering="true" text:style-name="L1">
        <text:list-item>
          <text:list>
            <text:list-item>
              <text:p text:style-name="P2">With what velocity (magnitude and direction) does the ball hit the ground?</text:p>
            </text:list-item>
          </text:list>
        </text:list-item>
      </text:list>
      <text:p text:style-name="P3"/>
      <text:p text:style-name="P3"/>
      <text:p text:style-name="P3"/>
      <text:list xml:id="list70813381371493" text:continue-numbering="true" text:style-name="L1">
        <text:list-item>
          <text:p text:style-name="P2"><text:soft-page-break/>A cannon is placed on a wall, 20 meters above the surrounding area. <text:s/>The cannon shoots cannonballs at a speed of 250 m/s, and is aimed at the horizon. <text:s/></text:p>
          <text:list>
            <text:list-item>
              <text:p text:style-name="P2">What is the distance that the cannonball travel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4333794706" text:continue-numbering="true" text:style-name="L1">
        <text:list-item>
          <text:list>
            <text:list-item>
              <text:p text:style-name="P2">What is the speed that the cannonball hits the ground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3045929832" text:continue-numbering="true" text:style-name="L1">
        <text:list-item>
          <text:list>
            <text:list-item>
              <text:p text:style-name="P2">What is the angle of impact for the cannonbal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2626241550" text:continue-numbering="true" text:style-name="L1">
        <text:list-item>
          <text:p text:style-name="P2">Billy-Bob rolls a bowling ball off a 40-meter high cliff. <text:s/>The ball lands 23 meters away from the bottom of the cliff.</text:p>
          <text:list>
            <text:list-item>
              <text:p text:style-name="P2">What is the amount of time it takes the ball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813197384225" text:continue-numbering="true" text:style-name="L1">
        <text:list-item>
          <text:list>
            <text:list-item>
              <text:p text:style-name="P2">What is the initial velocity of the ball?</text:p>
            </text:list-item>
          </text:list>
        </text:list-item>
      </text:list>
      <text:p text:style-name="P3"/>
      <text:p text:style-name="P3"/>
      <text:p text:style-name="P3"/>
      <text:list xml:id="list70813017818052" text:continue-numbering="true" text:style-name="L1">
        <text:list-item>
          <text:list>
            <text:list-item>
              <text:p text:style-name="P2">What is the final velocity of the ball (speed and direction)?</text:p>
            </text:list-item>
          </text:list>
        </text:list-item>
      </text:list>
      <text:p text:style-name="P3"/>
      <text:p text:style-name="P3"/>
      <text:p text:style-name="P3"/>
      <text:list xml:id="list70813874449385" text:continue-numbering="true" text:style-name="L1">
        <text:list-item>
          <text:p text:style-name="P2">You are attempting to drive your car over a 2-meter wide gap in the road. <text:s/>If both sides of the road are at the same height, are are perfectly level, how fast would you need to go in order to make it across?</text:p>
        </text:list-item>
      </text:list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10-09T07:07:35.727643193" text:fixed="true" text:date-adjust="PT24H00M00S">10/10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07:07:35.922049714</meta:creation-date>
    <meta:editing-duration>P0D</meta:editing-duration>
    <meta:editing-cycles>2</meta:editing-cycles>
    <meta:generator>LibreOffice/4.1.2.2$Linux_X86_64 LibreOffice_project/410$Build-2</meta:generator>
    <meta:initial-creator>Jonas Williamson</meta:initial-creator>
    <meta:printed-by>Jonas Williamson</meta:printed-by>
    <meta:print-date>2013-10-09T07:07:45.250189009</meta:print-date>
    <dc:date>2013-10-09T07:08:12.216675589</dc:date>
    <dc:creator>Jonas Williamson</dc:creator>
    <meta:document-statistic meta:table-count="0" meta:image-count="1" meta:object-count="0" meta:page-count="2" meta:paragraph-count="23" meta:word-count="343" meta:character-count="1723" meta:non-whitespace-character-count="1401"/>
  </office:meta>
</office:document-meta>
</file>